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svg:stroke-width="0cm" draw:marker-start-width="0.2cm" draw:marker-end-width="0.2cm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91cm" svg:y="1.454cm">
            <draw:object draw:notify-on-update-of-ranges="Sheet1.A5:Sheet1.A40 Sheet1.C4:Sheet1.C4 Sheet1.C5:Sheet1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Longueur de ligne</text:p>
          </table:table-cell>
          <table:table-cell table:style-name="ce1" office:value-type="string" calcext:value-type="string">
            <text:p>Nbr possibilités</text:p>
          </table:table-cell>
          <table:table-cell table:style-name="ce1" office:value-type="string" calcext:value-type="string">
            <text:p>moyenne génération / cyc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6]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7]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8]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9])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0])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1])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2])"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3])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4])"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5])"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6])"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7])"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8])"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9])"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20])"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1])"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2])"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3])" office:value-type="float" office:value="2097152" calcext:value-type="float">
            <text:p>2097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4])"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5])" office:value-type="float" office:value="8388608" calcext:value-type="float">
            <text:p>8388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6])"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7])" office:value-type="float" office:value="33554432" calcext:value-type="float">
            <text:p>33554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8])"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9])"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30])"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31])" office:value-type="float" office:value="536870912" calcext:value-type="float">
            <text:p>536870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32])" office:value-type="float" office:value="1073741824" calcext:value-type="float">
            <text:p>10737418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33])" office:value-type="float" office:value="2147483648" calcext:value-type="float">
            <text:p>2147483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34])" office:value-type="float" office:value="4294967296" calcext:value-type="float">
            <text:p>4294967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[.A35])" office:value-type="float" office:value="8589934592" calcext:value-type="float">
            <text:p>8589934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[.A36])" office:value-type="float" office:value="17179869184" calcext:value-type="float">
            <text:p>17179869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[.A37])" office:value-type="float" office:value="34359738368" calcext:value-type="float">
            <text:p>34359738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[.A38])" office:value-type="float" office:value="68719476736" calcext:value-type="float">
            <text:p>687194767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[.A39])" office:value-type="float" office:value="137438953472" calcext:value-type="float">
            <text:p>137438953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[.A40])" office:value-type="float" office:value="274877906944" calcext:value-type="float">
            <text:p>27487790694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Pastel_20_Bouquet" draw:display-name="Pastel Bouquet" draw:style="linear" draw:start-color="#dde8cb" draw:end-color="#ffd7d7" draw:start-intensity="100%" draw:end-intensity="100%" draw:angle="30deg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21:57:45.18497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4:58:56.262693292</meta:creation-date>
    <dc:date>2021-12-10T22:00:46.891887674</dc:date>
    <meta:editing-duration>PT20M27S</meta:editing-duration>
    <meta:editing-cycles>8</meta:editing-cycles>
    <meta:generator>LibreOffice/7.1.7.2$Linux_X86_64 LibreOffice_project/10$Build-2</meta:generator>
    <meta:document-statistic meta:table-count="1" meta:cell-count="1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23cm" svg:y="4.201cm" style:legend-expansion="high" chart:style-name="ch2"/>
        <chart:plot-area chart:style-name="ch3" table:cell-range-address="Sheet1.A5:Sheet1.A40 Sheet1.C4:Sheet1.C40" chart:data-source-has-labels="both" svg:x="0.32cm" svg:y="0.18cm" svg:width="9.783cm" svg:height="8.64cm">
          <chart:coordinate-region svg:x="0.756cm" svg:y="0.379cm" svg:width="9.347cm" svg:height="7.649cm"/>
          <chart:axis chart:dimension="x" chart:name="primary-x" chart:style-name="ch4" chartooo:axis-type="auto">
            <chartooo:date-scale/>
            <chart:categories table:cell-range-address="Sheet1.A5:Sheet1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40" chart:label-cell-address="Sheet1.C4:Sheet1.C4" chart:class="chart:line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génération / cycle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5:Sheet1.A40</svg:desc>
                </draw:g>
              </table:table-cell>
              <table:table-cell office:value-type="float" office:value="1">
                <text:p>1</text:p>
                <draw:g>
                  <svg:desc>Sheet1.C5:Sheet1.C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